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C7B00000DD9CC023A2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B1" style:family="table-cell">
      <style:table-cell-properties fo:background-color="#ffff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353cm" fo:line-height="100%" fo:text-align="end" style:justify-single-word="false" style:text-autospace="none"/>
      <style:text-properties fo:color="#000000" style:font-name="Arial" fo:font-size="9pt" fo:language="zxx" fo:country="none" style:font-name-asian="Calibri" style:font-size-asian="9pt" style:font-name-complex="Calibri" style:font-size-complex="9pt"/>
    </style:style>
    <style:style style:name="P2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fo:language="zxx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4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.353cm" fo:line-height="100%" fo:text-align="center" style:justify-single-word="false" style:text-autospace="non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7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fo:background-color="#ffffff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top="0cm" fo:margin-bottom="0.353cm" fo:line-height="115%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fo:color="#000000" style:font-name="Arial" fo:font-size="13pt" fo:language="zxx" fo:country="none" fo:font-style="normal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P1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font-name="Arial" fo:font-size="13pt" fo:language="zxx" fo:country="none" fo:font-style="normal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" style:family="text">
      <style:text-properties fo:language="zxx" fo:country="none" fo:font-weight="normal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afè Pezzano</text:p>
      <text:p text:style-name="P2"><draw:frame draw:style-name="fr1" draw:name="immagini1" text:anchor-type="as-char" svg:width="14.658cm" svg:height="2.646cm" draw:z-index="0"><draw:image xlink:href="Pictures/2000000800004C7B00000DD9CC023A25.wmf" xlink:type="simple" xlink:show="embed" xlink:actuate="onLoad"/></draw:frame></text:p>
      <text:p text:style-name="P5"><text:span text:style-name="T1"><text:s/></text:span><text:span text:style-name="T1">Indirizzo informatico e telecomunicazioni - Indirizzo Elettronico ed elettrotecnico - Liceo Scientifico OSA</text:span></text:p>
      <text:p text:style-name="P3">via Borzoli 21 16153 Genova </text:p>
      <text:p text:style-name="P4">Anno scolastico 2016/2017 <text:s text:c="80"/>Classe 3^CII</text:p>
      <text:p text:style-name="P6">Laboratorio Telecomunicazioni</text:p>
      <text:p text:style-name="P4">Circuito porte logiche</text:p>
      <text:p text:style-name="P4">Gruppo 4 </text:p>
      <text:p text:style-name="P6">Tavola di verità</text:p>
      <text:p text:style-name="P13">A B C D <text:s text:c="7"/>OUTPUT <text:s text:c="7"/>OUTPUT'</text:p>
      <text:p text:style-name="P11">0 <text:s/>0 <text:s/>0 <text:s/>0</text:p>
      <text:p text:style-name="P11">0 <text:s/>0 <text:s/>0 <text:s/>1</text:p>
      <text:p text:style-name="P11">0 <text:s/>0 <text:s/>1 <text:s/>0</text:p>
      <text:p text:style-name="P11">0 <text:s/>0 <text:s/>1 <text:s/>1</text:p>
      <text:p text:style-name="P11">0 <text:s/>1 <text:s/>0 <text:s/>0</text:p>
      <text:p text:style-name="P11">0 <text:s/>1 <text:s/>0 <text:s/>1</text:p>
      <text:p text:style-name="P11">0 <text:s/>1 <text:s/>1 <text:s/>0</text:p>
      <text:p text:style-name="P11">0 <text:s/>1 <text:s/>1 <text:s/>1</text:p>
      <text:p text:style-name="P11">1 <text:s/>0 <text:s/>0 <text:s/>0</text:p>
      <text:p text:style-name="P11">1 <text:s/>0 <text:s/>0 <text:s/>1</text:p>
      <text:p text:style-name="P11">1 <text:s/>0 <text:s/>1 <text:s/>0</text:p>
      <text:p text:style-name="P11">1 <text:s/>0 <text:s/>1 <text:s/>1</text:p>
      <text:p text:style-name="P11">1 <text:s/>1 <text:s/>0 <text:s/>0</text:p>
      <text:p text:style-name="P11">1 <text:s/>1 <text:s/>0 <text:s/>1</text:p>
      <text:p text:style-name="P11">1 <text:s/>1 <text:s/>1 <text:s/>0</text:p>
      <text:p text:style-name="P11">1 <text:s/>1 <text:s/>1 <text:s/>1</text:p>
      <text:p text:style-name="P6"><text:soft-page-break/></text:p>
      <text:p text:style-name="P6">Schema Elettrico</text:p>
      <text:p text:style-name="P7"/>
      <text:p text:style-name="P6">Elenco Componenti e Materiali Utilizzat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Componenti</text:p>
          </table:table-cell>
          <table:table-cell table:style-name="Tabella1.B1" office:value-type="string">
            <text:p text:style-name="P8">Materiali </text:p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</table:table-row>
      </table:table>
      <text:p text:style-name="P7"/>
      <text:p text:style-name="P6">Formule Utilizzate</text:p>
      <text:p text:style-name="P4">Formule ed i calcoli effettuati con i relativi risultati e tabelle</text:p>
      <text:p text:style-name="P6">Relazione</text:p>
      <text:p text:style-name="P4">Descrizione a parole dell'esperienza:</text:p>
      <text:p text:style-name="P4">- problemi incontrati</text:p>
      <text:p text:style-name="P4">- risultati ottenu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54:02.43</meta:creation-date>
    <dc:date>2017-03-16T09:58:35.07</dc:date>
    <meta:editing-duration>PT1H8M43S</meta:editing-duration>
    <meta:editing-cycles>4</meta:editing-cycles>
    <meta:generator>OpenOffice/4.0.1$Win32 OpenOffice.org_project/401m5$Build-9714</meta:generator>
    <meta:document-statistic meta:table-count="1" meta:image-count="1" meta:object-count="0" meta:page-count="2" meta:paragraph-count="37" meta:word-count="139" meta:character-count="789"/>
  </office:meta>
</office:document-meta>
</file>